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fo:text-align="justify" style:justify-single-word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2" style:family="paragraph" style:parent-style-name="Normal">
      <style:paragraph-properties fo:margin-top="0cm" fo:margin-bottom="0cm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Normal">
      <style:paragraph-properties fo:margin-top="0cm" fo:margin-bottom="0cm" fo:text-align="justify" style:justify-single-word="false"/>
    </style:style>
    <style:style style:name="P4" style:family="paragraph" style:parent-style-name="Normal" style:master-page-name="MP0">
      <style:paragraph-properties fo:margin-top="0cm" fo:margin-bottom="0cm" fo:text-align="justify" style:justify-single-word="false" style:page-number="auto" fo:break-before="page"/>
      <style:text-properties style:font-name="Times New Roman" fo:font-size="12pt" fo:language="en" fo:country="US" style:font-size-asian="12pt" style:font-name-complex="Times New Roman" style:font-size-complex="12pt"/>
    </style:style>
    <style:style style:name="P5" style:family="paragraph" style:parent-style-name="Normal">
      <style:paragraph-properties fo:margin-top="0cm" fo:margin-bottom="0cm"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pyeditor : Mathilde Nicolas. </text:p>
      <text:p text:style-name="P1">Creator: Renaudot, Théophraste (1586-1653). </text:p>
      <text:p text:style-name="P2">Title: « Les particularitez des divertissemens pris à Versailles par leurs Majestés », dans Recueil des gazettes nouvelles, ordinaires et extraordinaires. Relations et récits des choses avenues tant en ce royaume qu'ailleurs, pendant l'année mil six cent soixante-quatre. </text:p>
      <text:p text:style-name="P2">Date: 1664/05/28. </text:p>
      <text:p text:style-name="P3"><text:span text:style-name="Default_20_Paragraph_20_Font"><text:span text:style-name="T1">Bibl: Renaudot, Théophraste, </text:span></text:span><text:span text:style-name="Default_20_Paragraph_20_Font"><text:span text:style-name="T2">Recueil des gazettes nouvelles, ordinaires et extraordinaires. Relations et récits des choses avenues tant en ce royaume qu'ailleurs, pendant l'année mil six cent soixante-quatre.</text:span></text:span><text:span text:style-name="Default_20_Paragraph_20_Font"><text:span text:style-name="T1">, Paris, Bureau d’adresse, 1664.</text:span></text:span></text:p>
      <text:p text:style-name="P2"/>
      <text:p text:style-name="P2"/>
      <text:p text:style-name="P5">481<text:line-break/>LES PARTICULARITEZ<text:line-break/>Des Divertissemens pris à Ver-<text:line-break/>sailles, par Leurs Majestez. </text:p>
      <text:p text:style-name="P5"/>
      <text:p text:style-name="P5">Puis qu'ils sont des effets de<text:line-break/>cette Paix gtorieuse que<text:line-break/>nostre Grand Monarque a<text:line-break/>procurée toute l'Europe,<text:line-break/>il est bien juste qu'on en fas-<text:line-break/>se une Peinture parlante en<text:line-break/>faveur de tous les Peuples<text:line-break/>qui la composent : &amp; d'ailleurs, ils ont esté trop<text:line-break/>éclatans &amp; trop magnifiques, pour n'estre pas un<text:line-break/>sujet d'admiration à un chacun en leur don-<text:line-break/>nant pour Théatre, tous les lieux où l'Histoire<text:line-break/>journaliére en peut transporter le Spectacle.</text:p>
      <text:p text:style-name="P5"/>
      <text:p text:style-name="P5">Ils avoyent pour titre, les Plaisirs de l’Isle en-<text:line-break/>chantée, où la Magicienne Alcine que nous<text:line-break/>dépeint l'Arioste , arrestoit aupres d'elle, grand<text:line-break/>mombre de Chevaliers, tant par les charmes de<text:line-break/>sa beauté, que par ses enchantemens : &amp; le Duc<text:line-break/>de S. Agnan, reconnu pour l'un des plus beaux</text:p>
      <text:p text:style-name="P5"/>
      <text:p text:style-name="P5">482</text:p>
      <text:p text:style-name="P5">Esprits de la Cour, ayant envelopé ces Divertis-<text:line-break/>semens, d'une si agréable Fable, comme cette<text:line-break/>Magicienne se servoit des Tournoys, des Festins,<text:line-break/>de la Comédie , &amp; de la Musique, aussi bien que<text:line-break/>du pouvoir de ses Démons, pour mieux captiver<text:line-break/>ses Amans, ils furent composez d’une Course de<text:line-break/>Bague pour la premiére Journée, d'une Comé-<text:line-break/>die pour la seconde, &amp; d'un Balet pour la 3, avec<text:line-break/>Festins, Concerts, &amp; tout ce qui estoit capable<text:line-break/>de les rendre dignes de la plus galante, &amp; de la<text:line-break/><text:soft-page-break/>plus pompeuse Cour de l'Univers. On avoit,<text:line-break/>aussi, feint tres agréablement, qu'Alcine n’es-<text:line-break/>tant pas contante de ne faire parétre la force de<text:line-break/>ses enchantemens qu' en un seul endroit, apres<text:line-break/>avoir visité divers Climats, l’avoit fait aborder<text:line-break/>en France : &amp; que pour rendre hommage à la<text:line-break/>Reyne, dont les rares qualitez lui causoyent au-<text:line-break/>tant de respect que d'admiration, elle avoit or-<text:line-break/>donné aux Guerriers qu elle tenoit ainsi enchai-<text:line-break/>nez, de faire tout ce qu'ils pourroyent pour<text:line-break/>plaire à une grande &amp; si belle Princesse. </text:p>
      <text:p text:style-name="P5"/>
      <text:p text:style-name="P5">Suivant un projet si bien concerté, les Plaisirs<text:line-break/>de l’Isle enchantée se commancérent le 7 de ce<text:line-break/>mois, par la Course de Bague, pour le sujet de la-<text:line-break/>quelle le Duc de Saint Agnan avoit, pareille-<text:line-break/>ment, choisi les Jeux Pythiens où Apollon pré-</text:p>
      <text:p text:style-name="P5"/>
      <text:p text:style-name="P5">483</text:p>
      <text:p text:style-name="P5">sidoit: &amp; le lieu de ce Tournoy fut établi dans<text:line-break/>le Petit Parc, au milieu de la grande Allée qui<text:line-break/>regarde le Chasteau de Versailles, lequel estant<text:line-break/>un Composé de ce que l’Art &amp; la Nature sçau-<text:line-break/>royent assambler de beau &amp; de délicieux, pou-<text:line-break/>voit bien estre une Image de cette Isle enchantée.<text:line-break/>On avoit dressé sur les trois Avenües autant<text:line-break/>de grands Portiques de verdure, ornez d'Escus-<text:line-break/>sons ; avec de hautes Figures, &amp; des Trophées<text:line-break/>qui les rendoyent fort superbes : &amp; à l’en-<text:line-break/>trée d'un Rond qui se forme au milieu de cette<text:line-break/>Allée, en descendant du Chasteau, l’on avoit mis<text:line-break/>les hauts Dais pour les Reynes, avec des Echa-<text:line-break/>faux pour toute la Cour.</text:p>
      <text:p text:style-name="P5">Leurs Majestez s’y estans placées sur les Six<text:line-break/>heures du soir, le Roy, &amp; les principaux Sei-<text:line-break/>gneurs qui représentoyent avec Sa Majesté, au-<text:line-break/>tant de Chevaliers, parurent en cet ordre, tous<text:line-break/>richement vestus à la Gréque, &amp; formans un<text:line-break/>tres brillante Quadrille.</text:p>
      <text:p text:style-name="P5">Un Héraut d'Armes marchoit à la teste avec<text:line-break/>trois Pages, l’un de Roger, Chef de la Quadrille,<text:line-break/>le 2, de Guidon le Sauvage, Maréchal de Camp,<text:line-break/>&amp; le 3, d'Oger le Danois, Juge des Courses, dont<text:line-break/>ils portoyent les Lances, &amp; les Ecus.</text:p>
      <text:p text:style-name="P5"/>
      <text:p text:style-name="P5">Sur leurs pas, estoyent 4 Trompettes &amp; deux</text:p>
      <text:p text:style-name="P5"/>
      <text:p text:style-name="P5"><text:soft-page-break/>484</text:p>
      <text:p text:style-name="P5">Tymbales qui inspiroyent la gayeté, en rem-<text:line-break/>plissant l'air de leurs fanfares, &amp; de leurs sons : &amp;<text:line-break/>apres eux, venoit Guidon le Sauvage Maréchal<text:line-break/>de Camp, representé par le Duc de S. Agnan,<text:line-break/>qui avoit pour corps de sa Devise, un Tymbre<text:line-break/>d'Horloge frapé par le marteau, avec cette<text:line-break/>Ame, De mis golpes, mi Ruido, &amp; pour sa couleur,<text:line-break/>blanc &amp; or, avec des galans incarnats &amp; noirs.<text:line-break/>Il estoit joint par huit autres Trompettes &amp;<text:line-break/>deux Tymbales qui devançoyent Roger, repré-<text:line-break/>senté avec tous les avantages du plus achevé<text:line-break/>des Héros, puis qu'il l’estoit par un Roy qui ne<text:line-break/>peut avoir de pareil. Aussi, le Corps de sa Devi-<text:line-break/>se estoit un Soleil, pour montrer qu'il est uni-<text:line-break/>que comme ce bel Astre : &amp; ces paroles, Neccesso,<text:line-break/>necerro, qui en faisoyent l'ame, exprimoyent,<text:line-break/>pareillement des mieux, qu'il ne se lasse, ni ne s'é-<text:line-break/>gare jamais, non plus que lui, dans ses glorieux<text:line-break/>Travaux.</text:p>
      <text:p text:style-name="P5">Sa Majesté estoit avantageusement ves-<text:line-break/>tüe &amp; montée, ayant sa couleur de Feu, or,<text:line-break/>&amp; argent : &amp; le Duc de Noailles repré-<text:line-break/>sentoit derriére Elle, Oger le Danois,<text:line-break/>Juge du Camp, avec sa Devise composée<text:line-break/>d'un Aigle qui à la vüe du Soleil, ouvre ses ailes<text:line-break/>pour s’en approcher, &amp; de ces paroles, Fidelis</text:p>
      <text:p text:style-name="P5"/>
      <text:p text:style-name="P5">485</text:p>
      <text:p text:style-name="P5">Caudax, ayant sa couleur de Feu, noir, &amp; argent.<text:line-break/>Il estoit suivi par le Duc de Guyse, &amp; le<text:line-break/>Comte d' Armagnac, le premier représentant<text:line-break/>Aquilant le Noir, avec un Lion qui dormoit, ac-<text:line-break/>compagné de ces paroles, Et quiescente paves-<text:line-break/>cunt : &amp; l'autre Griffon le Blanc, qui avoit pour<text:line-break/>corps de sa Devise, une Hermine, avec cette<text:line-break/>ame, Ex candore decus, &amp; pour la couleur, ar-<text:line-break/>gent &amp; blanc.</text:p>
      <text:p text:style-name="P5">Apres eux estoyent les Ducs de Foix &amp; de<text:line-break/>Coaslin, dont le premier désignoit Renaud,<text:line-break/>ayant pour Devise, un Vaisseau dans la Mer, avec<text:line-break/>ces mots, Longe levis aura feret, &amp; pour couleur<text:line-break/>incarnat, or &amp; argent : &amp; le second, désignoit<text:line-break/>Dadon, ayant pour Devise, un Soleil, &amp; l’Helyo-<text:line-break/>trope qui ensüit tous les mouvernens, avec ces<text:line-break/>mots, Splendor ab ubsequio, &amp; pour couleur, vert, <text:line-break/>blanc, &amp; argent. </text:p>
      <text:p text:style-name="P5"><text:soft-page-break/>Ils estoyent joints par le Comte de Lude, &amp; le<text:line-break/>Prince de Marillac : celui là représentant As-<text:line-break/>tolphe, avec un Chifre en forme de Noeud, ac-<text:line-break/>compagné de cette ame, Non fia mai sciolto, &amp;<text:line-break/>pour couleur, incarnat, blanc, &amp; argent: &amp; ce-<text:line-break/>lui-ci, Brandimart, avec une Montre en relief,<text:line-break/>dont on voyoit les ressorts, accompagnez de<text:line-break/>ces paroles, chieto suor, commoto dentro, &amp; pour</text:p>
      <text:p text:style-name="P5"/>
      <text:p text:style-name="P5">486</text:p>
      <text:p text:style-name="P5">couleur, jaune, blanc, argent, &amp; noir.<text:line-break/>Ensüite, paressoyent le Marquis de Villequier<text:line-break/>qui représentoit Richardet, ayant pour De-<text:line-break/>vise, un Aigle qui plane devant le Soleil, avec<text:line-break/>ces mots, Uni militat Astro, &amp; pour couleur,<text:line-break/>blanc, or, &amp; argent : &amp; le Marquis de Soye-<text:line-break/>court, qui représentoit Olivier, ayant pour De-<text:line-break/>vise, une Massüe d'Hercule, avec cette ame,<text:line-break/>Vix æquat fama labores, &amp; pour couleur, bleu,<text:line-break/>blanc, &amp; argent.</text:p>
      <text:p text:style-name="P5">Ils avoyent apres eux, le Marquis d'Humiéres<text:line-break/>qui désignoit Ariodant, &amp; avoit pour Devise,<text:line-break/>toutes sorces de Couronnes, avec ces mots, No<text:line-break/>quiero menos, ainsi que pour couleur, celle de<text:line-break/>chair, blanc, &amp; argent : &amp; le Marquis de la Val-<text:line-break/>liére, qui désignoit Zerbin, &amp; avoit pour Devi-<text:line-break/>se, un Phoenix embrasé par le Soleil, sur un Ro-<text:line-break/>cher, avec ces paroles, Hoc juvat vri, &amp; pour<text:line-break/>couleur, gris de lin, blanc, &amp; argent. <text:line-break/>Le Duc d'Enguyen venoit seul, &amp; représentoit<text:line-break/>Roland : ayant pour Devise, un Dard enlassé<text:line-break/>de Laurier, avec cette ame, Certo ferit, &amp; sa cou-<text:line-break/>leur de feu, noir, &amp; or.</text:p>
      <text:p text:style-name="P5">Cette charmante Troupe estoit suivie par Apol-<text:line-break/>lon assis sur un Char de Triomphe, de 20 pieds <text:line-break/>de haut, de dix de large, &amp; de 24 de long, telle, </text:p>
      <text:p text:style-name="P5"/>
      <text:p text:style-name="P5">487</text:p>
      <text:p text:style-name="P5">ment enrichi d'or, de Statües, d'Animaux, &amp; de<text:line-break/>Festons, avec les Armes Royales, qu'il ne se<text:line-break/>peut rien voir de plus pompeux qu'estoit cette<text:line-break/>roulante Machine, tirée par quatre grands che-<text:line-break/>vaux qui représentoyent les quatre Saisons, par<text:line-break/>les différantes couleurs de leur poil.<text:line-break/>Le Dieu y estoit accompagné des quatre<text:line-break/>Aages assis à ses pieds, sur de vastes degrez qui<text:line-break/>Lui formoyent un Trône, ainsi que du Temps, <text:line-break/><text:soft-page-break/>Qui gouvernoit le Char, représenté par un Vieil-<text:line-break/>lard ailé, avec un Sable sur la teste, &amp; une Faux <text:line-break/>couchée à ses pieds : les 12 Signes du Zodiaque,<text:line-break/>&amp; les 12 Heures du Jour estans autour de lui,<text:line-break/>avec les Hyéroglifes qui les défignent.<text:line-break/>Enfin, venoyent les Pages des Chevaliers,<text:line-break/>portans leurs Lances, &amp; les Ecus de leurs Devi-<text:line-break/>ses, tous richement vestus : puis 20 Pasteurs<text:line-break/>chargez de toutes les piéces de la Barriére dont<text:line-break/>la Lyce devoit estre fermée.<text:line-break/>Les Chevaliers estans entrez par l'un des Por-<text:line-break/>tiques qui aboutissoyent aux avenües du Camp,<text:line-break/>apres en avoir fait le tour, s'arrestérent devant<text:line-break/>les Reynes, &amp; Apollon fit avec les 4 Siécles, un<text:line-break/>charmant Dialogue en Vers, à la loüange de la<text:line-break/>France, de la Reyne, &amp; du Roy : apres quoy, tous<text:line-break/>ayans repris leur tour à gauche, au mesme ordre</text:p>
      <text:p text:style-name="P5"/>
      <text:p text:style-name="P5">488</text:p>
      <text:p text:style-name="P5">quils estoyent venus, ils sortirent du Camp, <text:line-break/>pour faire place aux Pasteurs, qui en un instant,<text:line-break/>posérent la Barriére, &amp; favoriserent, ainsi, l'ar-<text:line-break/>deur que nos Chevaliers avoyent de signaler<text:line-break/>leur adresse.</text:p>
      <text:p text:style-name="P5">C’est ce qu'ils firent à l'envi, animez au point<text:line-break/>qu’il est aisé de l’imaginer ayans l’honneur d’es-<text:line-break/>tre en cette occasion, les oncurrans d’un si<text:line-break/>grand Roy, excepté les Ducs de S. Agnan &amp; de<text:line-break/>Noailles, que leurs Charges de Maréchal de<text:line-break/>Camp, &amp; de Juges du Camp, empescherent<text:line-break/>de parestre en cette Course : &amp; leur querel-<text:line-break/>le s’estant décidée à l’entrée de la Nuit, par<text:line-break/>les avantages du Marquis de la Valliere qui<text:line-break/>emporta le Prix, toute la place parut eclairée<text:line-break/>d'un nombre infini de flambeaux sur des chan-<text:line-break/>deliers suspendus a l’entour des Palissades, &amp;<text:line-break/>prodüisans les plus agréables effets du monde.<text:line-break/>En mesme temps, on veid entrer par le Porti-<text:line-break/>que de la droite, une Compagnie de 36 Concer-<text:line-break/>tans, qui marchoyent en fort bel ordre, au de-<text:line-break/>vant des 4 Saisons : le Printemps sur un che-<text:line-break/>val de Naples, l'Eté, sur un Eléphant d’E-<text:line-break/>thiopie, l'Automne, sur un Chameau d'Asie<text:line-break/>&amp; l'Hyver, sur un Ours d'Hybernie : chacun<text:line-break/>se faisant connoistre par ses Fleurs, ses Epics, ses<text:line-break/>Früits, &amp; ses Glaces. </text:p>
      <text:p text:style-name="P5"/>
      <text:p text:style-name="P5"><text:soft-page-break/>489</text:p>
      <text:p text:style-name="P5">A peine cette nombreuse Troupe se fut éga-<text:line-break/>lement séparée aux deux costez de la Place, en<text:line-break/>présence de Leurs Majestez, laissans les 4 Ani-<text:line-break/>maux de front au devant d'Elles, qu'il parut à<text:line-break/>leur süite, 48 hommes, qui représentoyent 12<text:line-break/>Jardiniers, autant de Moissonneurs, pareil nom-<text:line-break/>bre de Vandangeurs, &amp; 12 Vieillards, tous char-<text:line-break/>gez de grands Bassins de Früits en pyramides,<text:line-break/>dont l'embellissement, la magnificence, &amp; la<text:line-break/>rareté, mirent les Spectateurs dans une admira-<text:line-break/>tion extraordinaire.</text:p>
      <text:p text:style-name="P5">Les Saisons s'adressans à la Reyne, par<text:line-break/>de beaux Vers à sa loüange, lui offrirent<text:line-break/>leurs Présens, que ceux de leur Süite por-<text:line-break/>tèrent sur 4 Buffets qui parurent aux deux<text:line-break/>costez des Portiques de la droite &amp; de la gau-<text:line-break/>che : ce qu'ils n'eurent pas achevé, qu'un nou-<text:line-break/>veau brüit, mais des plus doux, obligea les Spec-<text:line-break/>tateurs à tourner les yeux du costé des mesmes<text:line-break/>Portiques.</text:p>
      <text:p text:style-name="P5">C'estoit une autre Bande de Concertans qui<text:line-break/>en fortoyent, marchans au petit pas a en tres-<text:line-break/>bel ordre, encor au devant d'une Machine de 18<text:line-break/>pieds de haut, &amp; de 12 de large, constrüite de<text:line-break/>plusieurs troncs d'arbres entrelassez, &amp; por-<text:line-break/>tée avec tant d'artifice, qu'il sembloit qu'elle se</text:p>
      <text:p text:style-name="P5"/>
      <text:p text:style-name="P5">490 </text:p>
      <text:p text:style-name="P5">remüast par elle mesme. Diane &amp; Pan qui es-<text:line-break/>toyent dessus, se présentérent ainsi, à Leurs Ma-<text:line-break/>jestez : &amp; lors que la Machine fut arrivée au mi-<text:line-break/>lieu de la Place, &amp; que tous les Concertans<text:line-break/>joints ensemble, eurent ravi l'Assistance, ils<text:line-break/>leur offrirent ce qu'ils avoyent de meilleur<text:line-break/>de leur Chasse, &amp; de leur Ménagerie, qui con-<text:line-break/>sistoit en 36 grands plats de viandes portez par<text:line-break/>autant d'hommes, sur leurs testes accompagnez<text:line-break/>de plusieurs autres, avec des flambeaux, &amp; de 18<text:line-break/>Pages pour servir à Table.</text:p>
      <text:p text:style-name="P5"/>
      <text:p text:style-name="P5">Il n'y a que le seul Spectacle de tant de cho-<text:line-break/>ses qu'on veid alors, qui püisse faire conce-<text:line-break/>voir l'effet qu'elles prodüisoyent pour former<text:line-break/>une espéce d'enchantement dans un si beau<text:line-break/>lieu, ainsi que le parut encor une Table qui se<text:line-break/>découvrit en mesme temps que toutes les Ma-<text:line-break/><text:soft-page-break/>chines eurent repris leur route pour rentrer, &amp;<text:line-break/>que les Concertans défîlérent devant Leurs<text:line-break/>Majestez, pour se placer en face, sur un Echa-<text:line-break/>faut qu'on avoit expres dressé.<text:line-break/>Cette Table esloit de 72 pieds de long, en<text:line-break/>demi Cercle, ornée de grands Festons de fleurs,<text:line-break/>avec 42 Couverts, &amp; 72 flambeaux de vermeil<text:line-break/>doré : &amp; ceux de la Süite de Pan &amp; de Diane, y<text:line-break/>posérent leurs plats, qui composérent le plus</text:p>
      <text:p text:style-name="P5"/>
      <text:p text:style-name="P5">491</text:p>
      <text:p text:style-name="P5">superbe &amp; le plus délicieux Festin qu’on püisse<text:line-break/>imaginer.</text:p>
      <text:p text:style-name="P5">Cependant, 24 Danseurs sur l’espace du Ter-<text:line-break/>rain qui demeuroit vüide, firent une fort belle<text:line-break/>Entrée : &amp; lors, Leurs Majestez prirent leur pla-<text:line-break/>ce au milieu de cette Table, ayans à leurs cos-<text:line-break/>tez, Monsieur, Madame, &amp; les autres Princesses,<text:line-break/>&amp; Dames de la plus haute qualité, si avantageu-<text:line-break/>sement parées, qu'il sembloit que ce Banquet<text:line-break/>fust celui des Dieux, &amp; que le petit Parc de Ver-<text:line-break/>sailles se fust converti en leur Olympe. Aussi le<text:line-break/>Ciel s'estoit paré cette nüit là, de ses plus<text:line-break/>beaux Astres: &amp; l'on eust dist qu'il en avoit fait<text:line-break/>autant d'yeux pour mieux assister à ce Specta-<text:line-break/>cle, capable de lui donner de la jalousie, com-<text:line-break/>me tout le reste de la Terre. Mais si la Vüe &amp; le<text:line-break/>Goust y estoyent pleinement délectez, <text:s/>l’Oüye<text:line-break/>ne l'estoit pas moins, par la douceur de l’Har-<text:line-break/>monie de tant de Concertans, qui exécutérent,<text:line-break/>miraculeusement, les plus beaux Airs que le<text:line-break/>Sieur Baptiste nostre sçavant Orphée , eust en-<text:line-break/>cor fait entendre à cette charmante Cour: &amp; <text:line-break/>c'est ainsi que se termina le premier Jour des Di-<text:line-break/>vertissemens de l’Isle enchantée.</text:p>
      <text:p text:style-name="P5"/>
      <text:p text:style-name="P5">Le lendemain, toute la Décoration ayant</text:p>
      <text:p text:style-name="P5"/>
      <text:p text:style-name="P5">492</text:p>
      <text:p text:style-name="P5">esté changée, on apperçeut au delà du Portique<text:line-break/>qui eftoit en face, une tres grande Sale, remplie<text:line-break/>de siéges &amp; d' Echafaux, vis à vis un autre Por-<text:line-break/>tique fermé par un Rideau. Le Roy &amp; les Rey-<text:line-break/>nes s'y estans rendus sur les 8 heures du foir, ac-<text:line-break/>compagnez de toute la Cour, on découvrit en-<text:line-break/>tre les Pallissades de la mesme Allée où s'estoit<text:line-break/>faite la Course de Bague, un fort beau, &amp; fort<text:line-break/><text:soft-page-break/>vaste Théâtre éclairé de quantité de Lustres: &amp;<text:line-break/>l’on y donna à Leurs Majestez, le divertissement<text:line-break/>d'une Comédie, en laquelle un Prince d'hu-<text:line-break/>meur magnifique, ayant une Fille autant enne-<text:line-break/>mie de l'Amour, quelle estoit aimable par ses<text:line-break/>charmantes qualitez, proposa des Jeux célé-<text:line-break/>bres &amp; y convia divers Princes, dans la pensée<text:line-break/>quelle y feroit, enfin, chois d'un Amant digne<text:line-break/>d'elle. Outre que l'Intrigue en estoit galante,<text:line-break/>elle fut entremeslée d'Entrées de Balet, &amp; de<text:line-break/>Flûtes &amp; de Violons, ensorte que rien ne pou-<text:line-break/>voit estre pIus agréable, ni plus divertissant<text:line-break/>pour cette seconde journée.</text:p>
      <text:p text:style-name="P5"/>
      <text:p text:style-name="P5">Mais ce qui se passa en la 3, ne se peut exprimer<text:line-break/>que par des Idées au delà du vrai semblable : &amp;<text:line-break/>ce fut alors, aussi, que les Spectateurs crûrent<text:line-break/>estre en une Isle enchantée. Le Théâtre de ces</text:p>
      <text:p text:style-name="P5"/>
      <text:p text:style-name="P5">493</text:p>
      <text:p text:style-name="P5">nouveaux Miracles, estoit un Rondeau qui est<text:line-break/>au bout de la mesme Allée en Ovale, de prés de<text:line-break/>200 pas de long, &amp; de 140 de large. Il y avoit un<text:line-break/>Rocher de 60 pieds en quarré, &amp; de 3 de haut,<text:line-break/>sur lequel, au milieu d'une Plaine, il en paressoit<text:line-break/>un autre de huit pieds de large, &amp; d'autant<text:line-break/>de haut : &amp; aux deux costez de cette Isle, on<text:line-break/>en voyoit encor deux à distance d’environ 40<text:line-break/>pieds, qui s'elargissoyent jusques au bord, fai-<text:line-break/>sans de part &amp; d'autre, une parfaite Symétrie.<text:line-break/>Ces Rochers estoyent remplis d'un costé, d’un<text:line-break/>nombre infini de toutes sorces de Concertans,<text:line-break/>&amp; de l'autre, de Tymbales, &amp; de Trompettes,<text:line-break/>vestus de tres magnifiques habits : &amp; toute<text:line-break/>l’Isle, les Rochers, &amp; l'enceinte du Rondeau bril-<text:line-break/>loyent d'une prodigieuse quantité de flam-<text:line-break/>beaux d'autres lumiéres : de facon que le Jour<text:line-break/>recommança de naitre dans le sein de la Nüit,<text:line-break/>malgré la violance des Vents, qui sembloyent<text:line-break/>pour satisfaire quelques Divinitez jalouses de<text:line-break/>tant de merveilles, en vouloir troubler l’appa-<text:line-break/>reil, mais dont l'on eust dit qu'ils estoyent aussï<text:line-break/>empeschez par la force de l'enchantement qui<text:line-break/>parut dans tout ce Spectacle. </text:p>
      <text:p text:style-name="P5">Leurs Majestez s'estans placées, avec toute la<text:line-break/>Cour, sur les Amphitéatres qu'on avoit dressez</text:p>
      <text:p text:style-name="P5"/>
      <text:p text:style-name="P5"><text:soft-page-break/>494</text:p>
      <text:p text:style-name="P5">en face donc si superbe Scéne, Elles y eurent<text:line-break/>le divertissement d'un Balet : lequel commença<text:line-break/>par la sortie qui se fit des ouvertures restans<text:line-break/>aux deux costez entre l'Isle, &amp; les Rochers, par<text:line-break/>la Magicienne Alcine, avec deux de ses Com-<text:line-break/>pagnes, chacune montée sur un Monstre<text:line-break/>marin.</text:p>
      <text:p text:style-name="P5">Estant arrivée au bord du Rondeau devant<text:line-break/>Leurs Majestez, elle découvrit par des Vers, à<text:line-break/>à ses deux Nymphes, le trouble où l’avoyent mi-<text:line-break/>se des prodiges, &amp; des songes qui lui faisoyent<text:line-break/>appréhender la rüine de son Pouvoir, &amp; la perte<text:line-break/>de ses Amans, meslant à ses plaintes, les loüan-<text:line-break/>ges de la Reyne Mére : puis elle ordonna que le<text:line-break/>Palais où elle tenoit Roger enchanté, s’ouvrist.<text:line-break/>A l'instant, par un admirable artifice, le Ro-<text:line-break/>cher se séparant aux deux bords de l’Isle, laissa<text:line-break/>voir ce Palais qui surprit également les Specta-<text:line-break/>teurs par sa magnifique structure, &amp; par l'élé-<text:line-break/>vation qui s'en fit, à mesure que le Rocher<text:line-break/>s'ouvroit, jusques à la hauteur de 25 pieds, s'é-<text:line-break/>largissant, aussï, à proportion jusques à 30 : en-<text:line-break/>sorte qu'on ne peut assez loüer le Sieur Vigara-<text:line-break/>ni Gentil-homme Modenois, qui par toutes les<text:line-break/>étonnantes Machines qui servirent aux Diver-<text:line-break/>tissemens de ces trois Journées, soûtint si digne-</text:p>
      <text:p text:style-name="P5"/>
      <text:p text:style-name="P5">495</text:p>
      <text:p text:style-name="P5">mênt sa qualité d’Ingénieur du Roy.<text:line-break/>Pendant que les beautez de ce Palais se déve-<text:line-break/>lopoyent ainsi, on entendit de toutes parts,<text:line-break/>l'harmonie des Concertans placez sur les Ro-<text:line-break/>chers : &amp; incontinant apres, il se fit six Entrées,<text:line-break/>l'une de six Géans de hauteur prodigieuse, qui<text:line-break/>estoyent commis à la Garde des Dehors d'un<text:line-break/>Lieu si considérable, &amp; qu'accompagnoyent 4<text:line-break/>Nains : la 2, de 8 Maures, chargez de la garde du<text:line-break/>Dedans, &amp; qui le visitérent exactment, chacun<text:line-break/>avec deux flambeaux : la 3, de six des Cheva-<text:line-break/>liers enchantez qui essayans de forcer leur Pri-<text:line-break/>son, furent attaquez par autant de Monstres qui<text:line-break/>en demeurérent victorieux : la 4, de la Magi-<text:line-break/>cienne Alcine, qui troublée de cette Avanture,<text:line-break/>invoqua, derechef, tous ses Esprits , deux des-<text:line-break/>quels se présentérent, faisans des sauts avec l'a-<text:line-break/>gilité qui leur est propre : la 5, d'autres Démons<text:line-break/><text:soft-page-break/>qui la vinrent asseurer qu'ils employeroyent<text:line-break/>tous leurs soins pour son repos : &amp; la dernière de<text:line-break/>la mesme Magicienne, qui ayant apperçeu au-<text:line-break/>pres de Roger &amp; des Chevaliers de sa Süite, une<text:line-break/>Mélisse donc elle avoit tousjours redouté la<text:line-break/>püissance, &amp; qui estoit lors déguisée en Athlas,<text:line-break/>accouroit pour empesher l'effet qu' elle venoit<text:line-break/>prodüire.</text:p>
      <text:p text:style-name="P5"/>
      <text:p text:style-name="P5">496</text:p>
      <text:p text:style-name="P5">Mais comme cette Mélisse avoit desja mis au<text:line-break/>doigt de ce brave Chevalier, une Bague qui dé-<text:line-break/>trüisoit les Enchantemens, elle ne pût s' oppo-<text:line-break/>ser à sa süte : &amp; de desespoir, elle mit le feu à son<text:line-break/>Palais, avec un flambeau, de maniére qu'il dis-<text:line-break/>parut incontinant, avec toutes les lumiéres.<text:line-break/>Aussitost, on découvrit en sa place, un Feu d’ar-<text:line-break/>tifice, duquel il n'est pas moins difficile de faire<text:line-break/>une fidelle description que du reste, puis qu'à<text:line-break/>peine les Spectateurs eurent le temps d'en re-<text:line-break/>marquer les diverses beautez, dans la grande<text:line-break/>foule des Feux qui remplirent durant demi-<text:line-break/>heure, l'Eau, l’Air, &amp; la Terre de leur lu-<text:line-break/>miére, &amp; de leur tintamarre.</text:p>
      <text:p text:style-name="P5">Ce fut par là, que se terminérent les Divertis-<text:line-break/>semens de l’Isle enchantée, qui doivent faire<text:line-break/>avoüer que la France n'est pas moins grande &amp;<text:line-break/>magnifique dans la Paix , que conquérante<text:line-break/>&amp; glorieuse dans la Guerre, depuis que son<text:line-break/>Sceptre est dans les mains d'un Monarque, dont<text:line-break/>les jours sont tous remplis de merveilles qui<text:line-break/>n'ont point d'exemple dans le Passé, &amp; qui n'au-<text:line-break/>ront rien de semblable dans l'Avenir.</text:p>
      <text:p text:style-name="P5">A Paris, du bureau d’Adresse, aux Galleries du Lou-<text:line-break/>vre, devant la rüe S. Thomas, le 28 May 1664. <text:line-break/>Avec Privilége. </text:p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F" svg:font-family="F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 style:vertical-align="baseline"/>
      <style:text-properties style:font-name="Calibri" fo:font-size="12pt" style:font-name-asian="Calibri" style:font-size-asian="12pt" style:font-name-complex="F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fo:keep-together="always" fo:hyphenation-ladder-count="no-limit" fo:keep-with-next="always"/>
      <style:text-properties fo:color="#2e74b5" style:font-name="Calibri Light" fo:font-size="16pt" style:font-name-asian="Times New Roman" style:font-size-asian="16pt" style:font-name-complex="Times New Roman" style:font-size-complex="16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ody_20_Text" style:display-name="Body Text" style:family="paragraph" style:parent-style-name="Normal">
      <style:paragraph-properties fo:margin-top="0.15cm" fo:margin-bottom="0.15cm" fo:line-height="115%" fo:text-align="justify" style:justify-single-word="false" fo:hyphenation-ladder-count="no-limit"/>
      <style:text-properties style:font-name="Times" fo:font-size="12pt" style:font-name-asian="Times" style:font-size-asian="12pt" style:language-asian="fr" style:country-asian="FR" style:font-name-complex="Times New Roman" style:font-size-complex="10pt" fo:hyphenate="false" fo:hyphenation-remain-char-count="0" fo:hyphenation-push-char-count="0"/>
    </style:style>
    <style:style style:name="_3c_salute_3e_" style:display-name="&lt;salute&gt;" style:family="paragraph" style:parent-style-name="Normal" style:next-style-name="Body_20_Text">
      <style:paragraph-properties fo:margin-top="1cm" fo:margin-bottom="1cm" fo:line-height="100%" fo:hyphenation-ladder-count="no-limit"/>
      <style:text-properties style:font-name="Times" fo:font-size="12pt" style:font-name-asian="Times" style:font-size-asian="12pt" style:language-asian="fr" style:country-asian="FR" style:font-name-complex="Times New Roman" style:font-size-complex="10pt" fo:hyphenate="false" fo:hyphenation-remain-char-count="0" fo:hyphenation-push-char-count="0"/>
    </style:style>
    <style:style style:name="_3c_byline_3e_" style:display-name="&lt;byline&gt;" style:family="paragraph" style:parent-style-name="Normal" style:next-style-name="Body_20_Text">
      <style:paragraph-properties fo:margin-top="0cm" fo:margin-bottom="0cm" fo:line-height="100%" fo:text-align="end" style:justify-single-word="false" fo:hyphenation-ladder-count="no-limit"/>
      <style:text-properties style:font-name="Times" fo:font-size="12pt" style:font-name-asian="Times" style:font-size-asian="12pt" style:language-asian="fr" style:country-asian="FR" style:font-name-complex="Times New Roman" style:font-size-complex="10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top="0cm" fo:margin-bottom="0cm" fo:line-height="100%" fo:hyphenation-ladder-count="no-limit"/>
      <style:text-properties style:font-name="Times" fo:font-size="12pt" style:font-name-asian="Times" style:font-size-asian="12pt" style:language-asian="fr" style:country-asian="FR" style:font-name-complex="Times New Roman" style:font-size-complex="10pt" fo:hyphenate="false" fo:hyphenation-remain-char-count="0" fo:hyphenation-push-char-count="0"/>
    </style:style>
    <style:style style:name="Comment_20_Text" style:display-name="Comment Text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Segoe UI" fo:font-size="9pt" style:font-size-asian="9pt" style:font-name-complex="Segoe UI" style:font-size-complex="9pt" fo:hyphenate="false" fo:hyphenation-remain-char-count="0" fo:hyphenation-push-char-count="0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1" fo:font-size="11pt" fo:background-color="#ffffff" style:font-size-asian="11pt"/>
    </style:style>
    <style:style style:name="_3c_persName_3e_" style:display-name="&lt;persName&gt;" style:family="text">
      <style:text-properties style:use-window-font-color="true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background-color="#0000ff"/>
    </style:style>
    <style:style style:name="_3c_tech_3e_" style:display-name="&lt;tech&gt;" style:family="text">
      <style:text-properties fo:background-color="#ffff00"/>
    </style:style>
    <style:style style:name="Body_20_Text_20_Char" style:display-name="Body Text Char" style:family="text" style:parent-style-name="Default_20_Paragraph_20_Font">
      <style:text-properties style:font-name="Times" fo:font-size="12pt" style:font-name-asian="Times" style:font-size-asian="12pt" style:language-asian="fr" style:country-asian="FR" style:font-name-complex="Times New Roman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e74b5" style:font-name="Calibri Light" fo:font-size="16pt" style:font-name-asian="Times New Roman" style:font-size-asian="16pt" style:font-name-complex="Times New Roman" style:font-size-complex="16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" style:font-size-complex="9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Windows User</meta:initial-creator>
    <meta:creation-date>2020-02-13T11:12:00Z</meta:creation-date>
    <dc:date>2020-02-13T12:55:48.51</dc:date>
    <meta:editing-cycles>3</meta:editing-cycles>
    <meta:editing-duration>PT15M7S</meta:editing-duration>
    <meta:document-statistic meta:table-count="0" meta:image-count="0" meta:object-count="0" meta:page-count="10" meta:paragraph-count="58" meta:word-count="3355" meta:character-count="18971"/>
    <meta:template xlink:type="simple" xlink:actuate="onRequest" xlink:title="" xlink:href="Normal"/>
  </office:meta>
</office:document-meta>
</file>